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eipt_0149_QUETZ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oreId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62" calcext:value-type="float">
            <text:p>2400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68" calcext:value-type="float">
            <text:p>2400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60" calcext:value-type="float">
            <text:p>2400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61" calcext:value-type="float">
            <text:p>2400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67" calcext:value-type="float">
            <text:p>24007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66" calcext:value-type="float">
            <text:p>2400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64" calcext:value-type="float">
            <text:p>2400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771" calcext:value-type="float">
            <text:p>240077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7" meta:object-count="0"/>
    <meta:generator>LibreOffice/24.2.7.2$Linux_X86_64 LibreOffice_project/420$Build-2</meta:generator>
  </office:meta>
</office:document-meta>
</file>